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0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 Fallback" style:font-name-complex="Lohit Hindi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office:value-type="string">
            <text:p>UseCase</text:p>
          </table:table-cell>
          <table:table-cell office:value-type="string">
            <text:p>virtual devices</text:p>
          </table:table-cell>
          <table:table-cell office:value-type="string">
            <text:p>physical switches</text:p>
          </table:table-cell>
          <table:table-cell office:value-type="string">
            <text:p>virtual rules</text:p>
          </table:table-cell>
          <table:table-cell office:value-type="string">
            <text:p>physical rules</text:p>
          </table:table-cell>
          <table:table-cell office:value-type="string">
            <text:p>compilation duration</text:p>
          </table:table-cell>
          <table:table-cell office:value-type="string">
            <text:p>enforcing duration</text:p>
          </table:table-cell>
        </table:table-row>
        <table:table-row table:style-name="ro3">
          <table:table-cell office:value-type="string">
            <text:p>dataCap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dycAuthenticatio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</table:table-row>
        <table:table-row table:style-name="ro3">
          <table:table-cell office:value-type="string">
            <text:p>dycLoadBalancer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3">
          <table:table-cell office:value-type="string">
            <text:p>fabricComposition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37">
            <text:p>37</text:p>
          </table:table-cell>
        </table:table-row>
        <table:table-row table:style-name="ro3">
          <table:table-cell table:style-name="ce1" office:value-type="string">
            <text:p>staticFiltering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96">
            <text:p>96</text:p>
          </table:table-cell>
          <table:table-cell office:value-type="float" office:value="247">
            <text:p>247</text:p>
          </table:table-cell>
          <table:table-cell office:value-type="float" office:value="86">
            <text:p>86</text:p>
          </table:table-cell>
        </table:table-row>
        <table:table-row table:style-name="ro3">
          <table:table-cell office:value-type="string">
            <text:p>TwoFabrics</text:p>
          </table:table-cell>
          <table:table-cell office:value-type="float" office:value="5">
            <text:p>5</text:p>
          </table:table-cell>
          <table:table-cell table:number-columns-repeated="2"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Feui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ssaoud AOUADJ</meta:initial-creator>
    <meta:creation-date>2015-11-18T09:31:40</meta:creation-date>
    <dc:date>2015-12-11T15:54:37</dc:date>
    <dc:creator>Messaoud AOUADJ</dc:creator>
    <meta:editing-duration>PT29M51S</meta:editing-duration>
    <meta:editing-cycles>6</meta:editing-cycles>
    <meta:generator>LibreOffice/3.5$Linux_X86_64 LibreOffice_project/350m1$Build-2</meta:generator>
    <meta:document-statistic meta:table-count="3" meta:cell-count="49" meta:object-count="0"/>
  </office:meta>
</office:document-meta>
</file>